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PT.Lumosh Industry</text:p>
          </draw:text-box>
        </draw:frame>
        <draw:frame presentation:style-name="pr2" draw:text-style-name="P2" draw:layer="layout" svg:width="25.199cm" svg:height="9.134cm" svg:x="1.4cm" svg:y="3.685cm" presentation:class="subtitle">
          <draw:text-box>
            <text:p>PT.Lumosh Industry bergerak dalam industry pertanian, khusus nya Pohon Kelapa sawit dan pohon akasia. </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Teknologi PT.Lumosh Industry</text:p>
          </draw:text-box>
        </draw:frame>
        <draw:frame presentation:style-name="pr4" draw:text-style-name="P1" draw:layer="layout" svg:width="25.199cm" svg:height="9.134cm" svg:x="1.4cm" svg:y="3.685cm" presentation:class="outline">
          <draw:text-box>
            <text:list text:style-name="L2">
              <text:list-item>
                <text:p>Mengukur lahan menggunakan drone dimana akan mendapatkan ukuran panjang dan lebar lahan serta mendapatkan hasil untuk ukuran hektar sebuah lahan.</text:p>
              </text:list-item>
              <text:list-item>
                <text:p>Aplikasi ini juga dapat menentukan berapa jumlah bibit sawit atau akasia yang dibutuhkan untuk lahan yang sudah selesai diuku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Menu Aplikasi</text:p>
          </draw:text-box>
        </draw:frame>
        <draw:frame presentation:style-name="pr4" draw:text-style-name="P1" draw:layer="layout" svg:width="25.199cm" svg:height="9.134cm" svg:x="1.4cm" svg:y="3.685cm" presentation:class="outline">
          <draw:text-box>
            <text:list text:style-name="L2">
              <text:list-item>
                <text:p>Create Project.</text:p>
              </text:list-item>
              <text:list-item>
                <text:p>Show Projects.</text:p>
              </text:list-item>
              <text:list-item>
                <text:p>Update Project.</text:p>
              </text:list-item>
              <text:list-item>
                <text:p>Delete Project.</text:p>
              </text:list-item>
              <text:list-item>
                <text:p>Show Update Projects.</text:p>
              </text:list-item>
              <text:list-item>
                <text:p>Quit</text:p>
              </text:list-item>
              <text:list-item>
                <text:p>NOTE : Untuk menjalankan aplikasi gunakan “go run cmd/main.go”</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Create Project</text:p>
          </draw:text-box>
        </draw:frame>
        <draw:frame presentation:style-name="pr4" draw:text-style-name="P1" draw:layer="layout" svg:width="25.199cm" svg:height="9.134cm" svg:x="1.4cm" svg:y="3.685cm" presentation:class="outline">
          <draw:text-box>
            <text:list text:style-name="L2">
              <text:list-item>
                <text:p>Pada opsi ini anda dapat membuat project baru dengan memasukan id, nama, kecepatan drone, waktu terbang mengukur panjang, waktu terbang mengukur lebar. Sehingga memunculkan hasil panjang lahan, lebar lahan dan hektar dari ukuran yang sudah di input.</text:p>
              </text:list-item>
              <text:list-item>
                <text:p>Untuk id anda tidak dapat membuat project yang berbeda dengan id yang sama karena id ini dibuat bersifat unik dan bertipe integer.</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Show Project</text:p>
          </draw:text-box>
        </draw:frame>
        <draw:frame presentation:style-name="pr4" draw:text-style-name="P1" draw:layer="layout" svg:width="25.199cm" svg:height="9.134cm" svg:x="1.4cm" svg:y="3.685cm" presentation:class="outline">
          <draw:text-box>
            <text:list text:style-name="L2">
              <text:list-item>
                <text:p>Pada menu show project akan memunculkan sebuah tabel yang berisi project yang sudah dibuat dengan opsi create project.</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Update Project</text:p>
          </draw:text-box>
        </draw:frame>
        <draw:frame presentation:style-name="pr4" draw:text-style-name="P1" draw:layer="layout" svg:width="25.199cm" svg:height="9.134cm" svg:x="1.4cm" svg:y="3.685cm" presentation:class="outline">
          <draw:text-box>
            <text:list text:style-name="L2">
              <text:list-item>
                <text:p>Update project dibuat supaya lahan yang diukur dapat diolah, sebagaimana PT.Lumosh Industry yang bergerak dibidang pertanian.</text:p>
              </text:list-item>
              <text:list-item>
                <text:p>Ketika anda memilih opsi ini, maka project yang dibuat akan di update dengan mengambil id yang sudah ada, jika id tidak tersedia maka akan gagal update project.</text:p>
              </text:list-item>
              <text:list-item>
                <text:p>Apa saja yang di update ? Anda dapat memilih tanaman apa yang akan di tanam pada lahan, sesuai dengan kepentingan pt dimana akan memunculkan opsi kelapa sawit dan pohon akasia.</text:p>
              </text:list-item>
              <text:list-item>
                <text:p>Setiap opsi yang dipilih akan berbeda jumlahnya, karena kelapa sawit harus memiliki jarak yang lebih lebar dari pohon akasia ketika akan ditanam, sehingga menyebabkan pohon kelapa sawit akan lebih sedikit jumlahnya daripada pohon akasia pada ukuran lahan yang sama.</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Delete Project</text:p>
          </draw:text-box>
        </draw:frame>
        <draw:frame presentation:style-name="pr4" draw:text-style-name="P1" draw:layer="layout" svg:width="25.199cm" svg:height="9.134cm" svg:x="1.4cm" svg:y="3.685cm" presentation:class="outline">
          <draw:text-box>
            <text:list text:style-name="L2">
              <text:list-item>
                <text:p>Opsi ini akan menghapus project yang sudah dibuat dengan mengambil id yang di masuk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Show Update Project</text:p>
          </draw:text-box>
        </draw:frame>
        <draw:frame presentation:style-name="pr4" draw:text-style-name="P1" draw:layer="layout" svg:width="25.199cm" svg:height="9.134cm" svg:x="1.4cm" svg:y="3.685cm" presentation:class="outline">
          <draw:text-box>
            <text:list text:style-name="L2">
              <text:list-item>
                <text:p>Opsi ini akan menampilkan project yang sudah di update atau ready untuk dikerjakan karena sudah mendapat hasil yang penuh.</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Fitur tambahan yang digunakan</text:p>
          </draw:text-box>
        </draw:frame>
        <draw:frame presentation:style-name="pr4" draw:text-style-name="P1" draw:layer="layout" svg:width="25.199cm" svg:height="9.134cm" svg:x="1.4cm" svg:y="3.685cm" presentation:class="outline">
          <draw:text-box>
            <text:list text:style-name="L2">
              <text:list-item>
                <text:p>Reflect()</text:p>
              </text:list-item>
              <text:list-item>
                <text:p>Clean arsitektur =&gt; saya menerapkan konsep cleane arsitektur agar membedakan beberapa logic dan file untuk handel fungsi, namun saya merasa masih kurang karena belum memahami dengan sempurna konsep clean arsitertur untuk app terminal.</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Kesimpulan dan penutup</text:p>
          </draw:text-box>
        </draw:frame>
        <draw:frame presentation:style-name="pr4" draw:text-style-name="P1" draw:layer="layout" svg:width="25.199cm" svg:height="9.134cm" svg:x="1.4cm" svg:y="3.685cm" presentation:class="outline">
          <draw:text-box>
            <text:list text:style-name="L2">
              <text:list-item>
                <text:p>Project ini masih dapat dikembangkan lebih lanjut, contoh penggunaan gps untuk drone dan lain-lain.</text:p>
              </text:list-item>
              <text:list-item>
                <text:p>Project ini saya buat berdasarkan kemampuan yang saya punya saat ini, jadi tolong dimaafkan jika terdapat banyak kekurang.</text:p>
              </text:list-item>
              <text:list-item>
                <text:p>Sekian saja untuk project ini. TERIMA KASIH.</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4</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20T10:11:54.610112956</meta:creation-date>
    <dc:date>2024-10-20T10:43:27.480913658</dc:date>
    <meta:editing-duration>PT8M27S</meta:editing-duration>
    <meta:editing-cycles>2</meta:editing-cycles>
    <meta:generator>LibreOffice/7.3.7.2$Linux_X86_64 LibreOffice_project/30$Build-2</meta:generator>
    <meta:document-statistic meta:object-count="61"/>
  </office:meta>
</office:document-meta>
</file>